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d6350"/>
    </style:style>
    <style:style style:name="P5" style:family="paragraph" style:parent-style-name="Standard">
      <style:paragraph-properties fo:text-align="start" style:justify-single-word="false"/>
      <style:text-properties officeooo:paragraph-rsid="0020c8e9"/>
    </style:style>
    <style:style style:name="P6" style:family="paragraph" style:parent-style-name="Standard">
      <style:paragraph-properties fo:text-align="start" style:justify-single-word="false"/>
      <style:text-properties officeooo:paragraph-rsid="0021a9e4"/>
    </style:style>
    <style:style style:name="P7" style:family="paragraph" style:parent-style-name="Standard" style:list-style-name="L1">
      <style:paragraph-properties fo:text-align="start" style:justify-single-word="false"/>
      <style:text-properties officeooo:paragraph-rsid="0021a9e4"/>
    </style:style>
    <style:style style:name="P8" style:family="paragraph" style:parent-style-name="Standard">
      <style:paragraph-properties fo:text-align="start" style:justify-single-word="false"/>
      <style:text-properties officeooo:paragraph-rsid="00239617"/>
    </style:style>
    <style:style style:name="P9" style:family="paragraph" style:parent-style-name="Standard">
      <style:paragraph-properties fo:text-align="start" style:justify-single-word="false"/>
      <style:text-properties officeooo:paragraph-rsid="0023c5d4"/>
    </style:style>
    <style:style style:name="P10" style:family="paragraph" style:parent-style-name="Standard">
      <style:paragraph-properties fo:text-align="start" style:justify-single-word="false"/>
      <style:text-properties officeooo:paragraph-rsid="0024e8c4"/>
    </style:style>
    <style:style style:name="P11" style:family="paragraph" style:parent-style-name="Standard">
      <style:paragraph-properties fo:text-align="start" style:justify-single-word="false"/>
      <style:text-properties officeooo:paragraph-rsid="0026ac12"/>
    </style:style>
    <style:style style:name="P12" style:family="paragraph" style:parent-style-name="Standard">
      <style:paragraph-properties fo:text-align="start" style:justify-single-word="false"/>
      <style:text-properties officeooo:paragraph-rsid="0027c4bb"/>
    </style:style>
    <style:style style:name="P13" style:family="paragraph" style:parent-style-name="Standard">
      <style:paragraph-properties fo:text-align="center" style:justify-single-word="false">
        <style:tab-stops>
          <style:tab-stop style:position="0.7693in"/>
        </style:tab-stops>
      </style:paragraph-properties>
      <style:text-properties fo:font-weight="normal" officeooo:paragraph-rsid="001d6350" style:font-weight-asian="normal" style:font-weight-complex="normal"/>
    </style:style>
    <style:style style:name="P14" style:family="paragraph" style:parent-style-name="Standard">
      <style:paragraph-properties fo:text-align="center" style:justify-single-word="false"/>
      <style:text-properties fo:font-weight="normal" officeooo:paragraph-rsid="001d6350" style:font-weight-asian="normal" style:font-weight-complex="normal"/>
    </style:style>
    <style:style style:name="P15" style:family="paragraph" style:parent-style-name="Standard">
      <style:paragraph-properties fo:text-align="center" style:justify-single-word="false"/>
      <style:text-properties fo:font-weight="normal" officeooo:paragraph-rsid="0024e8c4" style:font-weight-asian="normal" style:font-weight-complex="normal"/>
    </style:style>
    <style:style style:name="P16" style:family="paragraph" style:parent-style-name="Standard">
      <style:paragraph-properties fo:text-align="center" style:justify-single-word="false" fo:break-before="page"/>
      <style:text-properties officeooo:paragraph-rsid="001d635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f4d85" style:font-style-asian="normal" style:font-style-complex="normal"/>
    </style:style>
    <style:style style:name="T4" style:family="text">
      <style:text-properties fo:font-style="normal" officeooo:rsid="0020c8e9" style:font-style-asian="normal" style:font-style-complex="normal"/>
    </style:style>
    <style:style style:name="T5" style:family="text">
      <style:text-properties fo:font-style="normal" officeooo:rsid="0023c5d4" style:font-style-asian="normal" style:font-style-complex="normal"/>
    </style:style>
    <style:style style:name="T6" style:family="text">
      <style:text-properties fo:font-weight="bold" style:font-weight-asian="bold" style:font-weight-complex="bold"/>
    </style:style>
    <style:style style:name="T7" style:family="text">
      <style:text-properties officeooo:rsid="001b3589"/>
    </style:style>
    <style:style style:name="T8" style:family="text">
      <style:text-properties officeooo:rsid="001c66e0"/>
    </style:style>
    <style:style style:name="T9" style:family="text">
      <style:text-properties officeooo:rsid="001d6350"/>
    </style:style>
    <style:style style:name="T10" style:family="text">
      <style:text-properties officeooo:rsid="001d9b42"/>
    </style:style>
    <style:style style:name="T11" style:family="text">
      <style:text-properties officeooo:rsid="001f4d85"/>
    </style:style>
    <style:style style:name="T12" style:family="text">
      <style:text-properties officeooo:rsid="0020c8e9"/>
    </style:style>
    <style:style style:name="T13" style:family="text">
      <style:text-properties officeooo:rsid="0021a9e4"/>
    </style:style>
    <style:style style:name="T14" style:family="text">
      <style:text-properties officeooo:rsid="00239617"/>
    </style:style>
    <style:style style:name="T15" style:family="text">
      <style:text-properties officeooo:rsid="0023c5d4"/>
    </style:style>
    <style:style style:name="T16" style:family="text">
      <style:text-properties officeooo:rsid="0024e8c4"/>
    </style:style>
    <style:style style:name="T17" style:family="text">
      <style:text-properties officeooo:rsid="0025f0e3"/>
    </style:style>
    <style:style style:name="T18" style:family="text">
      <style:text-properties officeooo:rsid="0026ac12"/>
    </style:style>
    <style:style style:name="T19" style:family="text">
      <style:text-properties officeooo:rsid="0027c4bb"/>
    </style:style>
    <style:style style:name="T20" style:family="text">
      <style:text-properties officeooo:rsid="002917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text:date style:data-style-name="N76" text:date-value="2013-10-17T18:58:31.99" text:fixed="true">October 17, 2013</text:date></text:p>
      <text:p text:style-name="Standard">CS391 – 001</text:p>
      <text:p text:style-name="Standard"/>
      <text:p text:style-name="P1">E<text:span text:style-name="T9">BOOK CENSORSHIP</text:span></text:p>
      <text:p text:style-name="P1"/>
      <text:p text:style-name="P5"><text:span text:style-name="T8"><text:tab/>L</text:span>ast week Amazon, Barnes &amp; Nobl<text:span text:style-name="T7">e</text:span>, and Kobo all took down large amounts of erotica ebooks from their online stores. This was in response to objections raised <text:span text:style-name="T11">by Jeremy Wilson of </text:span><text:span text:style-name="T1">The Kernel</text:span><text:span text:style-name="T2">, a UK based online magazine. </text:span><text:span text:style-name="T3">In his article, Wilson writes, “There is no evidence that Amazon is doing anything to police the smut being sold through its website.” </text:span><text:span text:style-name="T4">Matthew Wall from t</text:span><text:span text:style-name="T10">he BBC </text:span><text:span text:style-name="T12">found that</text:span><text:span text:style-name="T10">, “...on Amazon's store, the search function automatically suggested explicit topics to users typing seemingly innocuous keywords - without age verification taking place.”</text:span></text:p>
      <text:p text:style-name="P5"><text:span text:style-name="T10"><text:tab/></text:span><text:span text:style-name="T11">A large amount of </text:span>these ebooks <text:span text:style-name="T11">being removed </text:span>are self-published. <text:span text:style-name="T11">Kobo, </text:span><text:span text:style-name="T12">an</text:span><text:span text:style-name="T11"> ebook publisher, </text:span><text:span text:style-name="T12">was one of the largest offenders. Concerned about legal action from the UK government through the Obscene Publication Act (OPA), Kobo disabled their website for a week while they removed all ebooks related to the topics in question. The OPA states that, “Publishers have a duty to protect the public from accidentally encountering material that could outrage public decency.” </text:span><text:span text:style-name="T11">Dalia Daudelin, a self-published author, wrote in her blog, “We're not interested in selling porn to children […] This is censorship, and it's only being used against those who are self published.” </text:span></text:p>
      <text:p text:style-name="P2"/>
      <text:p text:style-name="P4">Was it ethical for the publisher's to censor the content by removing it from their stores? This question will be answered by <text:span text:style-name="T9">appl</text:span><text:span text:style-name="T13">ying</text:span><text:span text:style-name="T9"> the ethical frameworks of </text:span>Social Contract <text:span text:style-name="T9">T</text:span>heory and Rule Utilitarianism, <text:span text:style-name="T9">and</text:span> comparing <text:span text:style-name="T9">their </text:span><text:span text:style-name="T13">outcomes</text:span><text:span text:style-name="T9">.</text:span></text:p>
      <text:p text:style-name="P2"/>
      <text:p text:style-name="P13"><text:span text:style-name="T9">SOCIAL CONTRACT THEORY</text:span></text:p>
      <text:p text:style-name="P4"><text:span text:style-name="T6"/></text:p>
      <text:p text:style-name="P6"><text:span text:style-name="T13">There are two social contracts involved in this situation:</text:span></text:p>
      <text:list xml:id="list7935685836478343463" text:style-name="L1">
        <text:list-item>
          <text:p text:style-name="P7"><text:span text:style-name="T13">Kindle's Direct Publishing Guidelines</text:span></text:p>
        </text:list-item>
        <text:list-item>
          <text:p text:style-name="P7"><text:span text:style-name="T13">The Obscene Publications Act</text:span></text:p>
        </text:list-item>
      </text:list>
      <text:p text:style-name="P6"><text:span text:style-name="T13"><text:tab/>Kindle's Direct Publishing Guidelines say: “We reserve the right to make judgments about whether content is appropriate and to choose not to offer it. […] We don't accept pornography or offensive depictions of graphic sexual acts. [...] What we deem offensive is probably about what you would expect.” Since erotica obviously falls under the guideline of pornography, they have every right to remove it.</text:span></text:p>
      <text:p text:style-name="P6"><text:span text:style-name="T12"><text:tab/></text:span><text:span text:style-name="T13">The Obscene Publications Act is really a restatement of Mill's principle of harm. By following the guidelines of the OPA, Amazon is intervening to prevent harm to children, and since removing the content hurts their profits, it is obviously not for their own good. </text:span></text:p>
      <text:p text:style-name="P2"><text:tab/><text:span text:style-name="T13">Since the outcome from both of these social contracts is positive, we can conclude that the publisher's censoring of the content was ethical.</text:span></text:p>
      <text:p text:style-name="P2"/>
      <text:p text:style-name="P14"><text:span text:style-name="T9">RULE UTILITARIANISM</text:span></text:p>
      <text:p text:style-name="P4"><text:span text:style-name="T6"/></text:p>
      <text:p text:style-name="P8"><text:span text:style-name="T14">A</text:span> moral rule <text:span text:style-name="T14">here is: Content that is inappropriate for children should be censored.</text:span></text:p>
      <text:p text:style-name="P9"><text:span text:style-name="T15"><text:tab/>The benefit from this rule is</text:span><text:span text:style-name="T14"> that because </text:span>children <text:span text:style-name="T15">will </text:span>not have access to adult material or content, <text:span text:style-name="T15">and thus won't be adversely influenced at such a young age. </text:span><text:span text:style-name="T14">The c</text:span>onsequences <text:span text:style-name="T14">of this rule</text:span> <text:span text:style-name="T14">are that</text:span> <text:span text:style-name="T15">any material not suitable for children will be censored. Since this encompasses such a large amount of material, it is easy to see that this consequence outweighs any benefits.</text:span></text:p>
      <text:p text:style-name="P9"><text:span text:style-name="T5"><text:tab/>Therefore Rule Utilitarianism would conclude that the publisher's actions were unethical.</text:span></text:p>
      <text:p text:style-name="P2"/>
      <text:p text:style-name="P10"><text:soft-page-break/></text:p>
      <text:p text:style-name="P15"><text:span text:style-name="T16">CONCLUSIONS</text:span></text:p>
      <text:p text:style-name="P2"/>
      <text:p text:style-name="P10"><text:span text:style-name="T16"><text:tab/>Social Contract Theory says that the publisher's actions were unethical, yet </text:span><text:span text:style-name="T17">Rule Utilitarianism disagrees. We have a contradiction. I put more weight on Rule Utilitarianism, even though it has a weaker standing. Social Contract Theory </text:span><text:span text:style-name="T18">says the publisher's actions were ethical because they followed the social contract in place, but at a cost. The publisher's choose to remove content outright, instead of putting filters in place to prevent children from viewing the material. Daudelin makes this argument in her blog post. The publisher's also did not follow their own guidelines that had in place to limit the content from the beginning. By allowing the content to be published they gave the authors the impression that their content was acceptable in that marketplace.</text:span></text:p>
      <text:p text:style-name="P11"><text:tab/><text:span text:style-name="T18">As a future father I can't begin imagine the things my children might be subject to in the coming future. Hopefully in the future with, the web at our fingertips, it will be much harder to accidentally pull up inappropriate content, yet still allow the free flow of ideas and information.</text:span></text:p>
      <text:p text:style-name="P16"><text:span text:style-name="T9">REFERENCES</text:span></text:p>
      <text:p text:style-name="P1"/>
      <text:p text:style-name="P12">Wall, M. Lee, D. <text:span text:style-name="T19">(2013, October 12).</text:span>Amazon Removes Abuse-Themed E-books from Store.</text:p>
      <text:p text:style-name="P12"><text:tab/><text:span text:style-name="T19">Retrieved October, 1</text:span><text:span text:style-name="T20">7</text:span><text:span text:style-name="T19"> 2013, from: </text:span><text:a xlink:type="simple" xlink:href="http://www.bbc.co.uk/news/technology-24491723">http://www.bbc.co.uk/news/technology-24491723</text:a>. </text:p>
      <text:p text:style-name="P2"/>
      <text:p text:style-name="P12">Daudelin, D. <text:span text:style-name="T19">(2013, October 16). </text:span>Throwing the Baby Out With The Bathwater: Censorship in Self <text:tab/>Publishing is On the Rise. <text:span text:style-name="T19">Retrieved</text:span> October <text:span text:style-name="T19">1</text:span><text:span text:style-name="T20">7</text:span><text:span text:style-name="T19">, </text:span>2013, <text:span text:style-name="T19">from:</text:span> <text:tab/><text:a xlink:type="simple" xlink:href="http://daliadaudelin.com/blog/2013/10/16/throwing-the-baby-out-with-the-bathwater-censorship">http://daliadaudelin.com/blog/2013/10/16/throwing-the-baby-out-with-the-bathwater-censorship</text:a><text:tab/><text:a xlink:type="simple" xlink:href="http://daliadaudelin.com/blog/2013/10/16/throwing-the-baby-out-with-the-bathwater-censorship-in-self-publishing-is-on-the-rise">-in-self-publishing-is-on-the-rise</text:a>.</text:p>
      <text:p text:style-name="P2"/>
      <text:p text:style-name="P2">Wilson, J. <text:span text:style-name="T19">(2013, October 9). </text:span>How Amazon Cashes in on Kindle Filth. <text:span text:style-name="T19">Retrieved October 1</text:span><text:span text:style-name="T20">7</text:span><text:span text:style-name="T19">, 2013, <text:tab/>from: <text:tab/></text:span><text:a xlink:type="simple" xlink:href="http://www.kernelmag.com/features/report/exclusive/5961/how-amazon-cashes-in-on-kindle-filt">http://www.kernelmag.com/features/report/exclusive/5961/how-amazon-cashes-in-on-kindle-filt</text:a><text:tab/><text:a xlink:type="simple" xlink:href="http://www.kernelmag.com/features/report/exclusive/5961/how-amazon-cashes-in-on-kindle-filth/">h/</text:a>. </text:p>
      <text:p text:style-name="P2"/>
      <text:p text:style-name="P12">Amazon. Kindle Content Guidelines. <text:span text:style-name="T19">Retrieved October 1</text:span><text:span text:style-name="T20">7</text:span><text:span text:style-name="T19">, 2013, from:</text:span></text:p>
      <text:p text:style-name="P2"><text:tab/><text:a xlink:type="simple" xlink:href="https://kdp.amazon.com/self-publishing/help?topicId=A2TOZW0SV7IR1U">https://kdp.amazon.com/self-publishing/help?topicId=A2TOZW0SV7IR1U</text:a></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8:56:49</meta:creation-date>
    <meta:generator>LibreOffice/4.0.4.2$Linux_X86_64 LibreOffice_project/400m0$Build-2</meta:generator>
    <dc:date>2013-10-19T20:29:41</dc:date>
    <meta:editing-duration>PT2H58M1S</meta:editing-duration>
    <meta:editing-cycles>11</meta:editing-cycles>
    <meta:document-statistic meta:table-count="0" meta:image-count="0" meta:object-count="0" meta:page-count="3" meta:paragraph-count="29" meta:word-count="735" meta:character-count="4924" meta:non-whitespace-character-count="4198"/>
  </office:meta>
</office:document-meta>
</file>